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Waree" svg:font-family="Ware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6afa" officeooo:paragraph-rsid="00036afa"/>
    </style:style>
    <style:style style:name="P2" style:family="paragraph" style:parent-style-name="Standard">
      <style:text-properties officeooo:paragraph-rsid="00036afa"/>
    </style:style>
    <style:style style:name="P3" style:family="paragraph" style:parent-style-name="Standard">
      <style:text-properties officeooo:rsid="0003705b" officeooo:paragraph-rsid="0003705b"/>
    </style:style>
    <style:style style:name="P4" style:family="paragraph" style:parent-style-name="Standard">
      <style:text-properties officeooo:rsid="0003ebae" officeooo:paragraph-rsid="0003ebae"/>
    </style:style>
    <style:style style:name="P5" style:family="paragraph" style:parent-style-name="Standard">
      <style:text-properties fo:font-style="normal" officeooo:rsid="0003705b" officeooo:paragraph-rsid="0003705b" style:font-style-asian="normal" style:font-style-complex="normal"/>
    </style:style>
    <style:style style:name="P6" style:family="paragraph" style:parent-style-name="Standard">
      <style:text-properties officeooo:rsid="00046c86" officeooo:paragraph-rsid="00046c86"/>
    </style:style>
    <style:style style:name="P7" style:family="paragraph" style:parent-style-name="Heading_20_5">
      <style:text-properties officeooo:paragraph-rsid="00046c86"/>
    </style:style>
    <style:style style:name="P8" style:family="paragraph" style:parent-style-name="Heading_20_5">
      <style:text-properties fo:font-weight="normal" officeooo:paragraph-rsid="00046c86" style:font-weight-asian="normal" style:font-weight-complex="normal"/>
    </style:style>
    <style:style style:name="P9" style:family="paragraph" style:parent-style-name="Heading_20_5">
      <style:paragraph-properties fo:break-before="page"/>
      <style:text-properties officeooo:rsid="00046c86" officeooo:paragraph-rsid="00046c86"/>
    </style:style>
    <style:style style:name="P10" style:family="paragraph" style:parent-style-name="Standard">
      <style:text-properties officeooo:rsid="000612be" officeooo:paragraph-rsid="000612be"/>
    </style:style>
    <style:style style:name="P11" style:family="paragraph" style:parent-style-name="Standard">
      <style:text-properties officeooo:rsid="000613c4" officeooo:paragraph-rsid="000613c4"/>
    </style:style>
    <style:style style:name="T1" style:family="text">
      <style:text-properties officeooo:rsid="00036afa"/>
    </style:style>
    <style:style style:name="T2" style:family="text">
      <style:text-properties style:text-position="super 58%" fo:font-weight="bold" style:font-weight-asian="bold" style:font-weight-complex="bold"/>
    </style:style>
    <style:style style:name="T3" style:family="text">
      <style:text-properties style:text-position="super 58%" fo:font-weight="bold" officeooo:rsid="00046c86" style:font-weight-asian="bold" style:font-weight-complex="bold"/>
    </style:style>
    <style:style style:name="T4" style:family="text">
      <style:text-properties style:text-position="super 58%" fo:font-weight="bold" officeooo:rsid="000613c4" style:font-weight-asian="bold" style:font-weight-complex="bold"/>
    </style:style>
    <style:style style:name="T5" style:family="text">
      <style:text-properties style:text-position="0% 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46c86" style:font-weight-asian="bold" style:font-weight-complex="bold"/>
    </style:style>
    <style:style style:name="T8" style:family="text">
      <style:text-properties fo:font-weight="bold" officeooo:rsid="000613c4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5"><text:span text:style-name="T6">1</text:span><text:span text:style-name="T3">st</text:span><text:span text:style-name="T7"> meeting – July 22</text:span><text:span text:style-name="T3">nd</text:span><text:span text:style-name="T6">, </text:span><text:span text:style-name="T7">2020</text:span> </text:h>
      <text:h text:style-name="P8" text:outline-level="5">These are the questions for our discussion:</text:h>
      <text:p text:style-name="Standard"><text:span text:style-name="T1">1- </text:span>What does ES6 stand for (page 6)? What does ECMAScript stand for? When was ES6 introduced? What is a new feature of ES6?</text:p>
      <text:p text:style-name="P1">ES6 = ECMAScript version 6</text:p>
      <text:p text:style-name="P1">In 2015 ES6 came out, with some new functions such as:</text:p>
      <text:p text:style-name="P1">– arrow functions</text:p>
      <text:p text:style-name="P1">– let + constantly</text:p>
      <text:p text:style-name="P2">– <text:span text:style-name="T1">template literals</text:span></text:p>
      <text:p text:style-name="P2">– <text:span text:style-name="T1">destructuring</text:span></text:p>
      <text:p text:style-name="P2">– <text:span text:style-name="T1">promises</text:span></text:p>
      <text:p text:style-name="P2"><text:span text:style-name="T1">source: </text:span><text:a xlink:type="simple" xlink:href="https://github.com/lukehoban/es6features" text:style-name="Internet_20_link" text:visited-style-name="Visited_20_Internet_20_Link">https://github.com/lukehoban/es6features</text:a></text:p>
      <text:p text:style-name="P1"/>
      <text:p text:style-name="Standard"><text:span text:style-name="T1">2- </text:span>Why is the conditional operator also called “the ternary operator”(page 18)? Why is it commonly used in the React render function?</text:p>
      <text:p text:style-name="P3">Ternary because it considers three values, evaluating the first one which will result true (picking the second value) or false (picking it).</text:p>
      <text:p text:style-name="P5">It can be used in React to mount/show an element accordingly with the current state, following some condition.</text:p>
      <text:p text:style-name="Standard"/>
      <text:p text:style-name="Standard"><text:span text:style-name="T1">3- </text:span>In JavaScript, why does console.log("5" - 1) outputs 4 and console.log("5" + 1) outputs 51? How can you prevent automatic type conversion when comparing values? (pages 18-19)</text:p>
      <text:p text:style-name="P3">5 + 1 will concatenate, while “5” – 1 will convert 5 string to a number and subtract 1.</text:p>
      <text:p text:style-name="P4">Prevent automatic type conversion using “===” (equal) or “!==” (not equal), it will compare the type as well.</text:p>
      <text:p text:style-name="Standard"/>
      <text:p text:style-name="Standard">BONUS Question (if we have time):</text:p>
      <text:p text:style-name="Standard">Why does NaN == NaN return false? (page 17)</text:p>
      <text:p text:style-name="P6">NaN is a result of an operation which can be any value, only matters that this value is not a number. For instance, trying to extract a number from a String and also from a Boolean, they are not the same value, but they are NaN when trying to convert them to a Number type variable.</text:p>
      <text:h text:style-name="P9" text:outline-level="5"><text:span text:style-name="T8">2</text:span><text:span text:style-name="T4">nd</text:span><text:span text:style-name="T6"> meeting – July 2</text:span><text:span text:style-name="T8">9</text:span><text:span text:style-name="T4">th</text:span><text:span text:style-name="T6">, 2020</text:span></text:h>
      <text:p text:style-name="P10">See the code in the directory:</text:p>
      <text:p text:style-name="P11"><text:tab/>triangle.js</text:p>
      <text:p text:style-name="P10"><text:tab/>fizzbuzz.js</text:p>
      <text:p text:style-name="P11"><text:tab/>chessboard.js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Waree" svg:font-family="Ware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Waree" fo:font-size="11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5cm" style:writing-mode="page"/>
      <style:text-properties style:use-window-font-color="true" style:font-name="Waree" fo:font-size="11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Waree" fo:font-family="Waree" fo:font-size="13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Waree" fo:font-family="Waree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Waree" fo:font-family="Waree" fo:font-size="11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Waree" fo:font-family="Waree"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26T09:07:35.549913635</meta:creation-date>
    <meta:editing-duration>PT2H20M36S</meta:editing-duration>
    <meta:editing-cycles>3</meta:editing-cycles>
    <meta:generator>LibreOffice/6.4.1.2$Linux_X86_64 LibreOffice_project/4d224e95b98b138af42a64d84056446d09082932</meta:generator>
    <dc:date>2020-07-27T20:38:26.721641027</dc:date>
    <meta:document-statistic meta:table-count="0" meta:image-count="0" meta:object-count="0" meta:page-count="2" meta:paragraph-count="25" meta:word-count="274" meta:character-count="1614" meta:non-whitespace-character-count="1353"/>
  </office:meta>
</office:document-meta>
</file>